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rier" svg:font-family="Courrier"/>
    <style:font-face style:name="arial" svg:font-family="arial, sans-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08adb9" officeooo:paragraph-rsid="0008adb9" style:font-weight-asian="bold" style:font-weight-complex="bold"/>
    </style:style>
    <style:style style:name="P2" style:family="paragraph" style:parent-style-name="Standard">
      <style:paragraph-properties fo:text-align="center" style:justify-single-word="false"/>
      <style:text-properties style:font-name="Courrier" fo:font-weight="bold" officeooo:rsid="0008adb9" officeooo:paragraph-rsid="0008adb9" style:font-weight-asian="bold" style:font-weight-complex="bold"/>
    </style:style>
    <style:style style:name="P3" style:family="paragraph" style:parent-style-name="Standard" style:list-style-name="L1">
      <style:paragraph-properties fo:text-align="start" style:justify-single-word="false"/>
      <style:text-properties style:font-name="Arial" fo:font-weight="bold" officeooo:rsid="00094ecd" officeooo:paragraph-rsid="00094ecd" style:font-weight-asian="bold" style:font-weight-complex="bold"/>
    </style:style>
    <style:style style:name="P4" style:family="paragraph" style:parent-style-name="Standard">
      <style:paragraph-properties fo:text-align="start" style:justify-single-word="false"/>
      <style:text-properties style:font-name="Arial" fo:font-weight="bold" officeooo:rsid="00094ecd" officeooo:paragraph-rsid="00094ecd" style:font-weight-asian="bold" style:font-weight-complex="bold"/>
    </style:style>
    <style:style style:name="P5" style:family="paragraph" style:parent-style-name="Standard" style:list-style-name="L1">
      <style:paragraph-properties fo:text-align="start" style:justify-single-word="false"/>
      <style:text-properties style:font-name="Arial" fo:font-weight="normal" officeooo:rsid="000b1f19" officeooo:paragraph-rsid="00144071" style:font-weight-asian="normal" style:font-weight-complex="normal"/>
    </style:style>
    <style:style style:name="P6" style:family="paragraph" style:parent-style-name="Standard" style:list-style-name="L1">
      <style:paragraph-properties fo:text-align="start" style:justify-single-word="false"/>
      <style:text-properties style:font-name="Arial" fo:font-weight="normal" officeooo:rsid="000b1f19" officeooo:paragraph-rsid="0015503b" style:font-weight-asian="normal" style:font-weight-complex="normal"/>
    </style:style>
    <style:style style:name="P7" style:family="paragraph" style:parent-style-name="Standard" style:list-style-name="L1">
      <style:paragraph-properties fo:text-align="start" style:justify-single-word="false"/>
      <style:text-properties style:font-name="Arial" fo:font-weight="normal" officeooo:rsid="000b1f19" officeooo:paragraph-rsid="0018c723" style:font-weight-asian="normal" style:font-weight-complex="normal"/>
    </style:style>
    <style:style style:name="P8" style:family="paragraph" style:parent-style-name="Standard" style:list-style-name="L1">
      <style:paragraph-properties fo:text-align="start" style:justify-single-word="false"/>
      <style:text-properties style:font-name="Arial" fo:font-weight="normal" officeooo:rsid="001aab71" officeooo:paragraph-rsid="001aab71" style:font-weight-asian="normal" style:font-weight-complex="normal"/>
    </style:style>
    <style:style style:name="T1" style:family="text">
      <style:text-properties fo:font-weight="normal" style:font-weight-asian="normal" style:font-weight-complex="normal"/>
    </style:style>
    <style:style style:name="T2" style:family="text">
      <style:text-properties officeooo:rsid="000baf1c"/>
    </style:style>
    <style:style style:name="T3" style:family="text">
      <style:text-properties officeooo:rsid="0013de09"/>
    </style:style>
    <style:style style:name="T4" style:family="text">
      <style:text-properties officeooo:rsid="001679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lasificación de polaridad en textos con opiniones en español mediante análisis sintáctico de dependencias.</text:p>
      <text:p text:style-name="P1"/>
      <text:p text:style-name="P1"/>
      <text:list xml:id="list8407846802937213349" text:style-name="L1">
        <text:list-item>
          <text:p text:style-name="P3">Introducción</text:p>
          <text:p text:style-name="P5">En los últimos años el alcance de los blogs, foros y redes sociales han hecho que millones de usuarios los usen para expresar sus opiniones sobre divers<text:span text:style-name="T3">os temas</text:span>.</text:p>
          <text:p text:style-name="P5"><text:s/></text:p>
          <text:p text:style-name="P6"><text:span text:style-name="T2">La gran variedad de opiniones y críticas que actualmente existen en la web resultan de gran utilidad a vendedores y fabricantes para conocer el impacto de sus productos en los consumidores. </text:span></text:p>
          <text:p text:style-name="P6"/>
          <text:p text:style-name="P7"><text:span text:style-name="T4">Debido a las enormes ventajas que provee toda esa información y la considerable complejidad que conlleva el análisis de la misma, se ha hecho necesario la búsqueda de soluciones eficientes capaces de monitorizar este gran flujo de información en la web. Esto ha contribuido a que la minería de opiniones(MO), también conocida como análisis del sentimiento, juegue un papel importante como ámbito de investigación. </text:span></text:p>
          <text:p text:style-name="P7"/>
          <text:p text:style-name="P7"><text:span text:style-name="T4">La MO se enfoca en tratar automáticamente información con opinión, lo cual permite extraer la polaridad(positiva, negativa, neutra, mixta) de un texto. </text:span></text:p>
          <text:p text:style-name="P8"/>
          <text:p text:style-name="P8">En este artículo se presenta un sistema de clasificación de polaridad para textos en español, utiliza diccionarios semánticos y estructura sintáctica de oraciones para clasificar un texto subjetivo como positivo o negativo. </text:p>
        </text:list-item>
        <text:list-item>
          <text:p text:style-name="P3">Estado del arte</text:p>
        </text:list-item>
        <text:list-item>
          <text:p text:style-name="P3">Clasificación de opiniones basada en dependencias sintácticas</text:p>
          <text:list>
            <text:list-item>
              <text:p text:style-name="P3">Propuesta base</text:p>
            </text:list-item>
            <text:list-item>
              <text:p text:style-name="P3">Tratamiento de la intensificación</text:p>
            </text:list-item>
            <text:list-item>
              <text:p text:style-name="P3">Tratamiento de las oraciones adversativas</text:p>
            </text:list-item>
            <text:list-item>
              <text:p text:style-name="P3">Tratamiento de la negación</text:p>
              <text:list>
                <text:list-item>
                  <text:p text:style-name="P3">Identificación del alcance de la negación</text:p>
                </text:list-item>
                <text:list-item>
                  <text:p text:style-name="P3">Modificación de la polaridad</text:p>
                </text:list-item>
              </text:list>
            </text:list-item>
          </text:list>
        </text:list-item>
        <text:list-item>
          <text:p text:style-name="P3">Resultados experimentales</text:p>
          <text:list>
            <text:list-item>
              <text:p text:style-name="P3">Implementación</text:p>
            </text:list-item>
            <text:list-item>
              <text:p text:style-name="P3">Evaluación</text:p>
            </text:list-item>
          </text:list>
        </text:list-item>
        <text:list-item>
          <text:p text:style-name="P3">Conclusiones y trabajo futuro</text:p>
        </text:list-item>
      </text:list>
      <text:p text:style-name="P4"/>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rier" svg:font-family="Courrier"/>
    <style:font-face style:name="arial" svg:font-family="arial, sans-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8T17:06:44.323566873</meta:creation-date>
    <dc:date>2014-10-28T17:43:53.724006600</dc:date>
    <meta:editing-duration>PT37M1S</meta:editing-duration>
    <meta:editing-cycles>20</meta:editing-cycles>
    <meta:generator>LibreOffice/4.3.2.2$Linux_x86 LibreOffice_project/edfb5295ba211bd31ad47d0bad0118690f76407d</meta:generator>
    <meta:document-statistic meta:table-count="0" meta:image-count="0" meta:object-count="0" meta:page-count="1" meta:paragraph-count="23" meta:word-count="257" meta:character-count="1620" meta:non-whitespace-character-count="1399"/>
  </office:meta>
</office:document-meta>
</file>